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17f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17f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17f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17f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17f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17f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17f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17f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17f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17f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17f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17f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17f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17f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17f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17f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17f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tonella valentina Malave Rey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2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7621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rturo jose Malave roj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7637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7.3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4" meta:non-whitespace-character-count="997"/>
    <meta:template xlink:type="simple" xlink:actuate="onRequest" xlink:title="Normal" xlink:href=""/>
  </office:meta>
</office:document-meta>
</file>